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Norma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6e71dd" officeooo:paragraph-rsid="0020c7a7"/>
    </style:style>
    <style:style style:name="P2" style:family="paragraph" style:parent-style-name="Table_20_Contents">
      <style:paragraph-properties fo:text-align="center" style:justify-single-word="false"/>
      <style:text-properties officeooo:rsid="006f2cf5" officeooo:paragraph-rsid="0020c7a7"/>
    </style:style>
    <style:style style:name="P3" style:family="paragraph" style:parent-style-name="Table_20_Contents">
      <style:paragraph-properties fo:text-align="center" style:justify-single-word="false"/>
      <style:text-properties officeooo:rsid="006ed5dd" officeooo:paragraph-rsid="0020c7a7"/>
    </style:style>
    <style:style style:name="P4" style:family="paragraph" style:parent-style-name="Table_20_Contents">
      <style:paragraph-properties fo:text-align="center" style:justify-single-word="false"/>
      <style:text-properties fo:color="#008000" style:font-name="OpenSymbol1" fo:font-size="16pt" officeooo:rsid="00709e04" officeooo:paragraph-rsid="0020c7a7" fo:background-color="transparent" style:font-name-asian="OpenSymbol1" style:font-size-asian="16pt" style:font-name-complex="OpenSymbol1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color="#008000" style:font-name="OpenSymbol1" fo:font-size="16pt" officeooo:rsid="00709e04" officeooo:paragraph-rsid="0020c7a7" style:font-name-asian="OpenSymbol1" style:font-size-asian="16pt" style:font-name-complex="OpenSymbol1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color="#ff6633" style:font-name="OpenSymbol1" fo:font-size="16pt" officeooo:rsid="00709e04" officeooo:paragraph-rsid="0020c7a7" fo:background-color="transparent" style:font-name-asian="OpenSymbol1" style:font-size-asian="16pt" style:font-name-complex="OpenSymbol1" style:font-size-complex="16pt"/>
    </style:style>
    <style:style style:name="P7" style:family="paragraph" style:parent-style-name="Standard">
      <style:text-properties officeooo:rsid="000dd918" officeooo:paragraph-rsid="000dd918"/>
    </style:style>
    <style:style style:name="P8" style:family="paragraph" style:parent-style-name="Standard">
      <style:text-properties officeooo:rsid="006dc9b0" officeooo:paragraph-rsid="0020c7a7"/>
    </style:style>
    <style:style style:name="P9" style:family="paragraph" style:parent-style-name="Standard">
      <style:text-properties officeooo:rsid="00506954" officeooo:paragraph-rsid="006fc21f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ff00ff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8000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b84700"/>
    </style:style>
    <style:style style:name="P14" style:family="paragraph" style:parent-style-name="Standard">
      <style:paragraph-properties fo:padding="0.049cm" fo:border="0.06pt solid #000000" style:shadow="none"/>
      <style:text-properties officeooo:rsid="00506954" officeooo:paragraph-rsid="006fc21f"/>
    </style:style>
    <style:style style:name="P15" style:family="paragraph" style:parent-style-name="Standard">
      <style:paragraph-properties fo:padding="0.049cm" fo:border="0.06pt solid #000000" style:shadow="none"/>
      <style:text-properties officeooo:paragraph-rsid="006edf5a"/>
    </style:style>
    <style:style style:name="P16" style:family="paragraph" style:parent-style-name="Text_20_body" style:list-style-name="">
      <style:text-properties officeooo:rsid="00185931" officeooo:paragraph-rsid="000efb5f"/>
    </style:style>
    <style:style style:name="P17" style:family="paragraph" style:parent-style-name="Text_20_body">
      <style:text-properties officeooo:rsid="00162937" officeooo:paragraph-rsid="000fe500"/>
    </style:style>
    <style:style style:name="P18" style:family="paragraph" style:parent-style-name="Text_20_body">
      <style:text-properties officeooo:rsid="00162937" officeooo:paragraph-rsid="0020c7a7"/>
    </style:style>
    <style:style style:name="P19" style:family="paragraph" style:parent-style-name="Text_20_body">
      <style:text-properties officeooo:rsid="00141a4f" officeooo:paragraph-rsid="00141a4f"/>
    </style:style>
    <style:style style:name="P20" style:family="paragraph" style:parent-style-name="Text_20_body" style:list-style-name="">
      <style:text-properties officeooo:rsid="001541ac" officeooo:paragraph-rsid="001541ac"/>
    </style:style>
    <style:style style:name="P21" style:family="paragraph" style:parent-style-name="Text_20_body" style:list-style-name="">
      <style:text-properties officeooo:rsid="0018ca95" officeooo:paragraph-rsid="0018ca95"/>
    </style:style>
    <style:style style:name="P22" style:family="paragraph" style:parent-style-name="Text_20_body" style:list-style-name="">
      <style:text-properties officeooo:rsid="001a6feb" officeooo:paragraph-rsid="001a6feb"/>
    </style:style>
    <style:style style:name="P23" style:family="paragraph" style:parent-style-name="Text_20_body" style:list-style-name="L2">
      <style:text-properties officeooo:rsid="001a6feb" officeooo:paragraph-rsid="001a6feb"/>
    </style:style>
    <style:style style:name="P24" style:family="paragraph" style:parent-style-name="Text_20_body">
      <style:text-properties officeooo:rsid="0041e172" officeooo:paragraph-rsid="001dd045"/>
    </style:style>
    <style:style style:name="P25" style:family="paragraph" style:parent-style-name="Text_20_body">
      <style:text-properties officeooo:rsid="0029c55b" officeooo:paragraph-rsid="0029c55b"/>
    </style:style>
    <style:style style:name="P26" style:family="paragraph" style:parent-style-name="Text_20_body" style:list-style-name="">
      <style:text-properties officeooo:rsid="0035a093" officeooo:paragraph-rsid="0035a093"/>
    </style:style>
    <style:style style:name="P27" style:family="paragraph" style:parent-style-name="Text_20_body" style:list-style-name="">
      <style:text-properties officeooo:rsid="0035a093" officeooo:paragraph-rsid="00375ec2"/>
    </style:style>
    <style:style style:name="P28" style:family="paragraph" style:parent-style-name="Text_20_body">
      <style:text-properties officeooo:rsid="003b7b0b" officeooo:paragraph-rsid="003b7b0b"/>
    </style:style>
    <style:style style:name="P29" style:family="paragraph" style:parent-style-name="Text_20_body" style:list-style-name="">
      <style:text-properties officeooo:rsid="004615ff" officeooo:paragraph-rsid="004615ff"/>
    </style:style>
    <style:style style:name="P30" style:family="paragraph" style:parent-style-name="Text_20_body">
      <style:text-properties officeooo:rsid="0047db57" officeooo:paragraph-rsid="0047db57"/>
    </style:style>
    <style:style style:name="P31" style:family="paragraph" style:parent-style-name="Text_20_body">
      <style:text-properties officeooo:rsid="0047db57" officeooo:paragraph-rsid="004a327d"/>
    </style:style>
    <style:style style:name="P32" style:family="paragraph" style:parent-style-name="Text_20_body">
      <style:text-properties officeooo:rsid="004ceda2" officeooo:paragraph-rsid="00568e38"/>
    </style:style>
    <style:style style:name="P33" style:family="paragraph" style:parent-style-name="Text_20_body">
      <style:text-properties officeooo:rsid="004dafeb" officeooo:paragraph-rsid="004dafeb"/>
    </style:style>
    <style:style style:name="P34" style:family="paragraph" style:parent-style-name="Text_20_body">
      <style:text-properties officeooo:rsid="004eac13" officeooo:paragraph-rsid="004eac13"/>
    </style:style>
    <style:style style:name="P35" style:family="paragraph" style:parent-style-name="Text_20_body">
      <style:text-properties officeooo:rsid="004eac13" officeooo:paragraph-rsid="00506954"/>
    </style:style>
    <style:style style:name="P36" style:family="paragraph" style:parent-style-name="Text_20_body">
      <style:text-properties officeooo:rsid="00506954" officeooo:paragraph-rsid="00506954"/>
    </style:style>
    <style:style style:name="P37" style:family="paragraph" style:parent-style-name="Text_20_body">
      <style:text-properties officeooo:rsid="00560fe5" officeooo:paragraph-rsid="00560fe5"/>
    </style:style>
    <style:style style:name="P38" style:family="paragraph" style:parent-style-name="Text_20_body">
      <style:text-properties officeooo:rsid="005904db" officeooo:paragraph-rsid="005904db"/>
    </style:style>
    <style:style style:name="P39" style:family="paragraph" style:parent-style-name="Text_20_body">
      <style:text-properties officeooo:rsid="0059be2f" officeooo:paragraph-rsid="005c993f"/>
    </style:style>
    <style:style style:name="P40" style:family="paragraph" style:parent-style-name="Text_20_body">
      <style:text-properties officeooo:rsid="0059be2f" officeooo:paragraph-rsid="005cf888"/>
    </style:style>
    <style:style style:name="P41" style:family="paragraph" style:parent-style-name="Text_20_body">
      <style:text-properties officeooo:rsid="005d28f3" officeooo:paragraph-rsid="005d28f3"/>
    </style:style>
    <style:style style:name="P42" style:family="paragraph" style:parent-style-name="Text_20_body">
      <style:text-properties officeooo:rsid="0061fc17" officeooo:paragraph-rsid="00506954"/>
    </style:style>
    <style:style style:name="P43" style:family="paragraph" style:parent-style-name="Text_20_body">
      <style:text-properties officeooo:rsid="0061fc17" officeooo:paragraph-rsid="0061fc17"/>
    </style:style>
    <style:style style:name="P44" style:family="paragraph" style:parent-style-name="Text_20_body">
      <style:text-properties officeooo:rsid="0061fc17" officeooo:paragraph-rsid="00671ef6"/>
    </style:style>
    <style:style style:name="P45" style:family="paragraph" style:parent-style-name="Text_20_body">
      <style:text-properties officeooo:rsid="0061fc17" officeooo:paragraph-rsid="00684e62"/>
    </style:style>
    <style:style style:name="P46" style:family="paragraph" style:parent-style-name="Text_20_body">
      <style:text-properties officeooo:rsid="0061fc17" officeooo:paragraph-rsid="006fc21f"/>
    </style:style>
    <style:style style:name="P47" style:family="paragraph" style:parent-style-name="Heading_20_1">
      <style:text-properties officeooo:rsid="00124d90" officeooo:paragraph-rsid="00124d90"/>
    </style:style>
    <style:style style:name="P48" style:family="paragraph" style:parent-style-name="Heading_20_1" style:list-style-name="">
      <style:text-properties officeooo:rsid="00506954" officeooo:paragraph-rsid="005f47fb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506954" officeooo:paragraph-rsid="005f47fb"/>
    </style:style>
    <style:style style:name="P51" style:family="paragraph" style:parent-style-name="Heading_20_2">
      <style:text-properties officeooo:rsid="004b826f" officeooo:paragraph-rsid="004b826f"/>
    </style:style>
    <style:style style:name="T1" style:family="text">
      <style:text-properties officeooo:rsid="0012fbde"/>
    </style:style>
    <style:style style:name="T2" style:family="text">
      <style:text-properties officeooo:rsid="001d8a2e"/>
    </style:style>
    <style:style style:name="T3" style:family="text">
      <style:text-properties officeooo:rsid="0070f5b9"/>
    </style:style>
    <style:style style:name="T4" style:family="text">
      <style:text-properties officeooo:rsid="0070a35a"/>
    </style:style>
    <style:style style:name="T5" style:family="text">
      <style:text-properties style:font-name="OpenSymbol1" style:font-name-asian="OpenSymbol1" style:font-name-complex="OpenSymbol1"/>
    </style:style>
    <style:style style:name="T6" style:family="text">
      <style:text-properties style:font-name="OpenSymbol1" officeooo:rsid="006f2cf5" style:font-name-asian="OpenSymbol1" style:font-name-complex="OpenSymbol1"/>
    </style:style>
    <style:style style:name="T7" style:family="text">
      <style:text-properties officeooo:rsid="0020c7a7"/>
    </style:style>
    <style:style style:name="T8" style:family="text">
      <style:text-properties officeooo:rsid="00252f5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2f5c" style:font-style-asian="italic" style:font-style-complex="italic"/>
    </style:style>
    <style:style style:name="T11" style:family="text">
      <style:text-properties officeooo:rsid="0027d195"/>
    </style:style>
    <style:style style:name="T12" style:family="text">
      <style:text-properties officeooo:rsid="002fd8eb"/>
    </style:style>
    <style:style style:name="T13" style:family="text">
      <style:text-properties officeooo:rsid="00319626"/>
    </style:style>
    <style:style style:name="T14" style:family="text">
      <style:text-properties officeooo:rsid="0032a884"/>
    </style:style>
    <style:style style:name="T15" style:family="text">
      <style:text-properties officeooo:rsid="003b7b0b"/>
    </style:style>
    <style:style style:name="T16" style:family="text">
      <style:text-properties officeooo:rsid="0041b59c"/>
    </style:style>
    <style:style style:name="T17" style:family="text">
      <style:text-properties officeooo:rsid="004236f8"/>
    </style:style>
    <style:style style:name="T18" style:family="text">
      <style:text-properties officeooo:rsid="00469d99"/>
    </style:style>
    <style:style style:name="T19" style:family="text">
      <style:text-properties officeooo:rsid="004a327d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aecf00" fo:font-weight="bold" style:font-weight-asian="bold" style:font-weight-complex="bold"/>
    </style:style>
    <style:style style:name="T22" style:family="text">
      <style:text-properties officeooo:rsid="00545cf9"/>
    </style:style>
    <style:style style:name="T23" style:family="text">
      <style:text-properties officeooo:rsid="005692aa"/>
    </style:style>
    <style:style style:name="T24" style:family="text">
      <style:text-properties officeooo:rsid="005904db"/>
    </style:style>
    <style:style style:name="T25" style:family="text">
      <style:text-properties officeooo:rsid="0059be2f"/>
    </style:style>
    <style:style style:name="T26" style:family="text">
      <style:text-properties officeooo:rsid="005b5d55"/>
    </style:style>
    <style:style style:name="T27" style:family="text">
      <style:text-properties officeooo:rsid="005cf888"/>
    </style:style>
    <style:style style:name="T28" style:family="text">
      <style:text-properties fo:color="#000000" style:font-name="Monospace" fo:font-size="10pt" style:font-size-asian="10pt"/>
    </style:style>
    <style:style style:name="T29" style:family="text">
      <style:text-properties fo:color="#000000" style:font-name="Monospace" fo:font-size="10pt" officeooo:rsid="00506954" style:font-size-asian="10pt"/>
    </style:style>
    <style:style style:name="T30" style:family="text">
      <style:text-properties fo:color="#000000" style:font-name="Monospace" fo:font-size="10pt" officeooo:rsid="0061fc17" style:font-size-asian="10pt"/>
    </style:style>
    <style:style style:name="T31" style:family="text">
      <style:text-properties fo:color="#000000" officeooo:rsid="0061fc17"/>
    </style:style>
    <style:style style:name="T32" style:family="text">
      <style:text-properties officeooo:rsid="00645d40"/>
    </style:style>
    <style:style style:name="T33" style:family="text">
      <style:text-properties officeooo:rsid="00671ef6"/>
    </style:style>
    <style:style style:name="T34" style:family="text">
      <style:text-properties officeooo:rsid="00684e62"/>
    </style:style>
    <style:style style:name="T35" style:family="text">
      <style:text-properties officeooo:rsid="00695f7c"/>
    </style:style>
    <style:style style:name="T36" style:family="text">
      <style:text-properties fo:color="#ff00ff"/>
    </style:style>
    <style:style style:name="T37" style:family="text">
      <style:text-properties fo:color="#ff00ff" officeooo:rsid="00684e62"/>
    </style:style>
    <style:style style:name="T38" style:family="text">
      <style:text-properties fo:color="#ff00ff" style:font-name="Monospace" fo:font-size="10pt" style:font-size-asian="10pt"/>
    </style:style>
    <style:style style:name="T39" style:family="text">
      <style:text-properties fo:color="#ff00ff" style:font-name="Monospace" fo:font-size="10pt" officeooo:rsid="00506954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fo:color="#008000"/>
    </style:style>
    <style:style style:name="T42" style:family="text">
      <style:text-properties fo:color="#008000" officeooo:rsid="00671ef6"/>
    </style:style>
    <style:style style:name="T43" style:family="text">
      <style:text-properties fo:color="#008000" officeooo:rsid="00684e62"/>
    </style:style>
    <style:style style:name="T44" style:family="text">
      <style:text-properties fo:color="#008000" style:font-name="Monospace" fo:font-size="10pt" officeooo:rsid="00506954" style:font-size-asian="10pt"/>
    </style:style>
    <style:style style:name="T45" style:family="text">
      <style:text-properties fo:color="#0084d1"/>
    </style:style>
    <style:style style:name="T46" style:family="text">
      <style:text-properties fo:color="#0084d1" style:font-name="Monospace" fo:font-size="10pt" style:font-size-asian="10pt"/>
    </style:style>
    <style:style style:name="T47" style:family="text">
      <style:text-properties fo:color="#0084d1" style:font-name="Monospace" fo:font-size="10pt" officeooo:rsid="00506954" style:font-size-asian="10pt"/>
    </style:style>
    <style:style style:name="T48" style:family="text">
      <style:text-properties fo:color="#0084d1" officeooo:rsid="0067c019"/>
    </style:style>
    <style:style style:name="T49" style:family="text">
      <style:text-properties fo:color="#ff950e"/>
    </style:style>
    <style:style style:name="T50" style:family="text">
      <style:text-properties fo:color="#ff950e" style:font-name="Monospace" fo:font-size="10pt" style:font-size-asian="10pt"/>
    </style:style>
    <style:style style:name="T51" style:family="text">
      <style:text-properties fo:color="#ff950e" style:font-name="Monospace" fo:font-size="10pt" officeooo:rsid="00506954" style:font-size-asian="10pt"/>
    </style:style>
    <style:style style:name="T52" style:family="text">
      <style:text-properties fo:color="#ff950e" officeooo:rsid="00671ef6"/>
    </style:style>
    <style:style style:name="T53" style:family="text">
      <style:text-properties fo:color="#b84700"/>
    </style:style>
    <style:style style:name="T54" style:family="text">
      <style:text-properties fo:color="#b84700" officeooo:rsid="00671ef6"/>
    </style:style>
    <style:style style:name="T55" style:family="text">
      <style:text-properties fo:color="#b84700" style:font-name="Monospace" fo:font-size="10pt" style:font-size-asian="10pt"/>
    </style:style>
    <style:style style:name="T56" style:family="text">
      <style:text-properties fo:color="#b84700" style:font-name="Monospace" fo:font-size="10pt" officeooo:rsid="00506954" style:font-size-asian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ctopus manual</text:p>
      <text:p text:style-name="P7"/>
      <text:h text:style-name="P16" text:outline-level="2">Octopus is a <text:s/><text:span text:style-name="T1">multi-formats </text:span>splitter &amp; <text:span text:style-name="T1">converter </text:span>tool.</text:h>
      <text:h text:style-name="P21" text:outline-level="2">Octopus can be used in graphical or batch mode.</text:h>
      <text:h text:style-name="P21" text:outline-level="2"/>
      <text:h text:style-name="P47" text:outline-level="1">Requirements</text:h>
      <text:p text:style-name="P24">Octopus requires java <text:span text:style-name="T3">1.8.0_60</text:span> or greater.</text:p>
      <text:p text:style-name="P24">Octopus is available for multiple platforms: Windows, windows 64, linux, linux 64.</text:p>
      <text:p text:style-name="P19">Languages : French, English</text:p>
      <text:h text:style-name="Heading_20_1" text:outline-level="1">Get started</text:h>
      <text:h text:style-name="Heading_20_2" text:outline-level="2">Settings</text:h>
      <text:h text:style-name="P22" text:outline-level="2">Menu <text:span text:style-name="oMenu">Edit/settings</text:span></text:h>
      <text:list xml:id="list4998397500835503159" text:style-name="L2">
        <text:list-item>
          <text:h text:style-name="P23" text:outline-level="2">Choose your language</text:h>
        </text:list-item>
        <text:list-item>
          <text:h text:style-name="P23" text:outline-level="2">Choose your EDMO code (used to convert MGD files)</text:h>
        </text:list-item>
        <text:list-item>
          <text:h text:style-name="P23" text:outline-level="2">Choose your default input and output directories. The <text:span text:style-name="oMenu">browse</text:span> button will automatically open these directories.</text:h>
        </text:list-item>
        <text:list-item>
          <text:h text:style-name="P23" text:outline-level="2">Coupling table : if you want to fill the local Octopus coupling table, check <text:s/><text:span text:style-name="oMenu">use coupling table</text:span> and choose the coupling prefix <text:span text:style-name="T2">(path prefix that will NOT be written in the coupling files path)</text:span></text:h>
        </text:list-item>
      </text:list>
      <text:h text:style-name="P20" text:outline-level="2"/>
      <text:p text:style-name="P25">Clic on the <text:span text:style-name="oMenu">update lists</text:span> button to update external lists (EDMO codes and BODC Nerc Vocabularies)</text:p>
      <text:h text:style-name="P49" text:outline-level="1">Features</text:h>
      <text:p text:style-name="P17">Available <text:span text:style-name="T7">conversions/splits are</text:span></text:p>
      <text:p text:style-name="P18"/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"><text:span text:style-name="T4">i</text:span>nput<text:span text:style-name="T6">→</text:span></text:p>
            <text:p text:style-name="P2">output <text:span text:style-name="T5">↓</text:span></text:p>
          </table:table-cell>
          <table:table-cell table:style-name="Tableau1.A1" office:value-type="string">
            <text:p text:style-name="P1">Med non SDN</text:p>
          </table:table-cell>
          <table:table-cell table:style-name="Tableau1.A1" office:value-type="string">
            <text:p text:style-name="P1">Med SDN</text:p>
          </table:table-cell>
          <table:table-cell table:style-name="Tableau1.A1" office:value-type="string">
            <text:p text:style-name="P1">ODV</text:p>
          </table:table-cell>
          <table:table-cell table:style-name="Tableau1.A1" office:value-type="string">
            <text:p text:style-name="P1">CFPoint</text:p>
          </table:table-cell>
          <table:table-cell table:style-name="Tableau1.A1" office:value-type="string">
            <text:p text:style-name="P1">MGDv81</text:p>
          </table:table-cell>
          <table:table-cell table:style-name="Tableau1.G1" office:value-type="string">
            <text:p text:style-name="P1">MGDv98</text:p>
          </table:table-cell>
        </table:table-row>
        <table:table-row>
          <table:table-cell table:style-name="Tableau1.A2" office:value-type="string">
            <text:p text:style-name="P3">MedSDN</text:p>
          </table:table-cell>
          <table:table-cell table:style-name="Tableau1.A2" office:value-type="string">
            <text:p text:style-name="P4">✔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6">✗</text:p>
          </table:table-cell>
          <table:table-cell table:style-name="Tableau1.A2" office:value-type="string">
            <text:p text:style-name="P6">✗</text:p>
          </table:table-cell>
          <table:table-cell table:style-name="Tableau1.A2" office:value-type="string">
            <text:p text:style-name="P6">✗</text:p>
          </table:table-cell>
          <table:table-cell table:style-name="Tableau1.G2" office:value-type="string">
            <text:p text:style-name="P6">✗</text:p>
          </table:table-cell>
        </table:table-row>
        <table:table-row>
          <table:table-cell table:style-name="Tableau1.A2" office:value-type="string">
            <text:p text:style-name="P3">ODV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6">✗</text:p>
          </table:table-cell>
          <table:table-cell table:style-name="Tableau1.A2" office:value-type="string">
            <text:p text:style-name="P5">✔</text:p>
          </table:table-cell>
          <table:table-cell table:style-name="Tableau1.G2" office:value-type="string">
            <text:p text:style-name="P5">✔</text:p>
          </table:table-cell>
        </table:table-row>
        <table:table-row>
          <table:table-cell table:style-name="Tableau1.A2" office:value-type="string">
            <text:p text:style-name="P3">CFPoint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5">✔</text:p>
          </table:table-cell>
          <table:table-cell table:style-name="Tableau1.A2" office:value-type="string">
            <text:p text:style-name="P6">✗</text:p>
          </table:table-cell>
          <table:table-cell table:style-name="Tableau1.G2" office:value-type="string">
            <text:p text:style-name="P6">✗</text:p>
          </table:table-cell>
        </table:table-row>
      </table:table>
      <text:p text:style-name="P8"/>
      <text:p text:style-name="P8"/>
      <text:p text:style-name="Text_20_body">Input can be a file, or a directory containing files (all files using the same format, no sub-directory).</text:p>
      <text:p text:style-name="Text_20_body"/>
      <text:p text:style-name="P41">Automatic formats updates :</text:p>
      <text:p text:style-name="P38">→<text:span text:style-name="T27"> </text:span>For all conversion/<text:span text:style-name="T25">split</text:span> cases, Octopus will automatically add SDN CDI references.</text:p>
      <text:p text:style-name="P40"><text:span text:style-name="T24">→ </text:span>Form conversion/split from Medatlas (SDN or non SDN) to Medatlas <text:span text:style-name="T26">SDN, SDN CSR and SHIP (NVS2CON) references will be added to output file(s).</text:span></text:p>
      <text:p text:style-name="P40"><text:span text:style-name="T24">→ </text:span>Form conversion/split from Medatlas non SDN to Medatlas <text:span text:style-name="T26">SDN,SDN mapping lines will be added to output file(s).</text:span></text:p>
      <text:p text:style-name="P39"/>
      <text:p text:style-name="Text_20_body"/>
      <text:h text:style-name="Heading_20_1" text:outline-level="1">Process a file or a directory <text:span text:style-name="T13">in graphical mode</text:span></text:h>
      <text:h text:style-name="Heading_20_2" text:outline-level="2"><text:span text:style-name="T14">Open input file(s)</text:span></text:h>
      <text:p text:style-name="Text_20_body">Open a file:</text:p>
      <text:p text:style-name="Text_20_body">Menu <text:span text:style-name="oMenu">file/open file</text:span></text:p>
      <text:p text:style-name="Text_20_body"><text:span text:style-name="T10">OR</text:span><text:span text:style-name="T8"> write or paste the input path in the </text:span><text:span text:style-name="oMenu"><text:span text:style-name="T8">input file/directory </text:span></text:span><text:span text:style-name="T8">then</text:span><text:span text:style-name="oMenu"><text:span text:style-name="T8"> TAB </text:span></text:span><text:span text:style-name="T8">or</text:span><text:span text:style-name="oMenu"><text:span text:style-name="T8"> ENTER</text:span></text:span></text:p>
      <text:p text:style-name="Text_20_body"><text:span text:style-name="oMenu"/></text:p>
      <text:p text:style-name="Text_20_body">Open a <text:span text:style-name="T11">directory</text:span>:</text:p>
      <text:p text:style-name="Text_20_body">Menu <text:span text:style-name="oMenu">file/open </text:span><text:span text:style-name="oMenu"><text:span text:style-name="T11">directory</text:span></text:span></text:p>
      <text:p text:style-name="Text_20_body"><text:span text:style-name="T10">OR</text:span><text:span text:style-name="T8"> write or paste the input path in the </text:span><text:span text:style-name="oMenu"><text:span text:style-name="T8">input file/directory </text:span></text:span><text:span text:style-name="T8">then</text:span><text:span text:style-name="oMenu"><text:span text:style-name="T8"> TAB </text:span></text:span><text:span text:style-name="T8">or</text:span><text:span text:style-name="oMenu"><text:span text:style-name="T8"> ENTER</text:span></text:span></text:p>
      <text:p text:style-name="Text_20_body"/>
      <text:h text:style-name="Heading_20_2" text:outline-level="2">Check input files</text:h>
      <text:h text:style-name="P26" text:outline-level="2">Clic on <text:span text:style-name="oMenu">check input format</text:span></text:h>
      <text:h text:style-name="P26" text:outline-level="2"><text:span text:style-name="oMenu"/></text:h>
      <text:h text:style-name="Heading_20_2" text:outline-level="2"><text:soft-page-break/><text:span text:style-name="T17">Choose</text:span> input file(s) local CDI Ids <text:span text:style-name="T16">to export</text:span></text:h>
      <text:p text:style-name="P28">This feature is not available for MGD files.</text:p>
      <text:h text:style-name="P27" text:outline-level="2">Check the <text:span text:style-name="oMenu"><text:span text:style-name="T12">show CDIs</text:span></text:span><text:span text:style-name="T12"> checkbox to see local cdi Ids read from input file(s).</text:span></text:h>
      <text:h text:style-name="P29" text:outline-level="2">By default, all local CDI Ids are checked. You ca<text:span text:style-name="T18">n </text:span>select/deselect lines, to choose which ones you want to export.</text:h>
      <text:h text:style-name="P29" text:outline-level="2"/>
      <text:h text:style-name="P51" text:outline-level="2">Choose output type</text:h>
      <text:p text:style-name="P32"><text:span text:style-name="T15">This feature is not available for MGD files.</text:span></text:p>
      <text:p text:style-name="P32">Octopus can export each input file to one multi-stations file, or multiple mono-stations files.</text:p>
      <text:p text:style-name="P33">Note : if the input is a directory, set output type to multi will generate a multi-station file <text:span text:style-name="T9">for each</text:span> input file (Octopus does not merge stations).</text:p>
      <text:p text:style-name="P33"/>
      <text:h text:style-name="Heading_20_2" text:outline-level="2">Choose output file or directory</text:h>
      <text:p text:style-name="P30">Use the <text:span text:style-name="oMenu">browse</text:span> button, or <text:span text:style-name="T8">write or paste the output path in the </text:span><text:span text:style-name="oMenu">output</text:span><text:span text:style-name="oMenu"><text:span text:style-name="T8"> file/directory.</text:span></text:span></text:p>
      <text:p text:style-name="P31"><text:span text:style-name="T19">If input is a file, and output type is multi, you have to set a filename.</text:span></text:p>
      <text:p text:style-name="P31"><text:span text:style-name="T19">Otherwise, set a directory name.</text:span></text:p>
      <text:p text:style-name="P31"/>
      <text:p text:style-name="P34">Note on output files names :</text:p>
      <text:p text:style-name="P37">Except the cas<text:span text:style-name="T23">e</text:span> of one input file exported as a multi-stations file, Octopus will generate paths as below :</text:p>
      <text:p text:style-name="P37"/>
      <text:p text:style-name="P35"><draw:frame draw:style-name="fr1" draw:name="Objet1" text:anchor-type="paragraph" svg:x="1.513cm" svg:y="-0.06cm" svg:width="12.337cm" svg:height="3.2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6">where : <text:tab/>- <text:span text:style-name="T20">directories</text:span> are in red, <text:span text:style-name="T21">files</text:span> are in <text:span text:style-name="T22">bold </text:span>green.</text:p>
      <text:p text:style-name="P36"><text:tab/><text:tab/>- Output is the path set in the output file/directory Octopus field</text:p>
      <text:p text:style-name="P36"><text:tab/><text:tab/>- inputFileName is the name of one input file in the input directory</text:p>
      <text:p text:style-name="P36"><text:tab/><text:tab/>- cdi is the local CDI ID contained in a mono-station file</text:p>
      <text:p text:style-name="P36"/>
      <text:h text:style-name="P48" text:outline-level="1"/>
      <text:h text:style-name="P50" text:outline-level="1">Process a file or a directory <text:span text:style-name="T13">in batch mode</text:span></text:h>
      <text:p text:style-name="P46">open a console and go in the Octopus installation directory (where the octopus.jar is)</text:p>
      <text:p text:style-name="P9"><text:span text:style-name="T30">launch command :</text:span><text:span text:style-name="oMenu"><text:span text:style-name="T31"> java -jar octopus.jar &lt;options&gt;</text:span></text:span></text:p>
      <text:p text:style-name="P9"><text:span text:style-name="oMenu"><text:span text:style-name="T31"/></text:span></text:p>
      <text:p text:style-name="P9"><text:span text:style-name="oMenu"><text:span text:style-name="T31"/></text:span></text:p>
      <text:p text:style-name="P14"><text:span text:style-name="T28">usage: </text:span></text:p>
      <text:p text:style-name="P15"><text:span text:style-name="T29"/></text:p>
      <text:p text:style-name="P15"><text:span text:style-name="T29">octopus </text:span><text:span text:style-name="T39">[-c &lt;arg&gt;]</text:span><text:span text:style-name="T29"> </text:span><text:span text:style-name="T51">[-f &lt;arg&gt;]</text:span><text:span text:style-name="T29"> </text:span><text:span text:style-name="T44">[-i &lt;arg&gt;] </text:span><text:span text:style-name="T29">[-l &lt;arg&gt;] </text:span><text:span text:style-name="T47">[-o &lt;arg&gt;]</text:span><text:span text:style-name="T56"> [-t</text:span><text:span text:style-name="T55"> &lt;arg&gt;]</text:span></text:p>
      <text:p text:style-name="P15"><text:span text:style-name="T55"/></text:p>
      <text:p text:style-name="P10"><text:span text:style-name="T28"><text:s/></text:span><text:span text:style-name="T38">-c &lt;arg&gt; <text:s text:c="2"/>(optionnal) list of local_cdi_id, eg &lt;FI35AAB, FI35AAC&gt;, all</text:span></text:p>
      <text:p text:style-name="P11"><text:span text:style-name="T40"><text:s text:c="12"/>cdi are exported if this argument is ommited</text:span></text:p>
      <text:p text:style-name="P10"><text:span text:style-name="T28"><text:s/></text:span><text:span text:style-name="T50">-f &lt;arg&gt; <text:s text:c="2"/>(mandatory) output format: &lt;medatlas&gt;, &lt;odv&gt; or &lt;cfpoint&gt;</text:span></text:p>
      <text:p text:style-name="P12"><text:span text:style-name="T40"><text:s/>-i &lt;arg&gt; <text:s text:c="2"/>(mandatory) input path: &lt;/home/user/...&gt;</text:span></text:p>
      <text:p text:style-name="P10"><text:span text:style-name="T28"><text:s/>-l &lt;arg&gt; <text:s text:c="2"/>(mandatory if input is MGD) local CDI Id value if input is a</text:span></text:p>
      <text:p text:style-name="P10"><text:span text:style-name="T28"><text:s text:c="12"/>file, mapping file is input is a directory</text:span></text:p>
      <text:p text:style-name="P10"><text:span text:style-name="T28"><text:s/></text:span><text:span text:style-name="T46">-o &lt;arg&gt; <text:s text:c="2"/>(mandatory) output path: &lt;/home/user/...&gt;</text:span></text:p>
      <text:p text:style-name="P13"><text:span text:style-name="T40"><text:s/>-t &lt;arg&gt; <text:s text:c="2"/>(mandatory except if input is MGD) output type: &lt;mono&gt; or</text:span></text:p>
      <text:p text:style-name="P13"><text:span text:style-name="T40"><text:s text:c="12"/>&lt;multi&gt;</text:span></text:p>
      <text:p text:style-name="P42"><text:span text:style-name="oMenu"/></text:p>
      <text:h text:style-name="Heading_20_2" text:outline-level="2">examples :</text:h>
      <text:p text:style-name="P43">export all stations i<text:span text:style-name="T32">n input medatlas files directory to mono-stations CFPoint files</text:span></text:p>
      <text:p text:style-name="P43"><text:span text:style-name="Oconsole">java -jar octopus.jar </text:span><text:span text:style-name="Oconsole"><text:span text:style-name="T41"><text:s/>-i /home/input/profile</text:span></text:span><text:span text:style-name="Oconsole"><text:span text:style-name="T42">Dir</text:span></text:span><text:span text:style-name="Oconsole"> </text:span><text:span text:style-name="Oconsole"><text:span text:style-name="T45">-o /home/out/exportCFDirectory</text:span></text:span><text:span text:style-name="Oconsole"> </text:span><text:span text:style-name="Oconsole"><text:span text:style-name="T49">-f cfpoint</text:span></text:span><text:span text:style-name="Oconsole"> </text:span><text:span text:style-name="Oconsole"><text:span text:style-name="T53">-t mono</text:span></text:span></text:p>
      <text:p text:style-name="P44"/>
      <text:p text:style-name="P44">export <text:span text:style-name="T33">CDI1 and CDI2</text:span> stations i<text:span text:style-name="T32">n input medatlas file <text:s/>to multi-stations ODV file</text:span></text:p>
      <text:p text:style-name="P44"><text:span text:style-name="Oconsole">java -jar octopus.jar <text:s/></text:span><text:span text:style-name="Oconsole"><text:span text:style-name="T41">-i /home/input/profile.</text:span></text:span><text:span text:style-name="Oconsole"><text:span text:style-name="T42">med</text:span></text:span><text:span text:style-name="Oconsole"> </text:span><text:span text:style-name="Oconsole"><text:span text:style-name="T45">-o /home/out/export</text:span></text:span><text:span text:style-name="Oconsole"><text:span text:style-name="T48">ODV1and2.txt</text:span></text:span><text:span text:style-name="Oconsole"> </text:span><text:span text:style-name="Oconsole"><text:span text:style-name="T49">-f </text:span></text:span><text:span text:style-name="Oconsole"><text:span text:style-name="T52">odv</text:span></text:span><text:span text:style-name="Oconsole"> </text:span><text:span text:style-name="Oconsole"><text:span text:style-name="T53">-t </text:span></text:span><text:span text:style-name="Oconsole"><text:span text:style-name="T54">multi</text:span></text:span><text:span text:style-name="Oconsole"> </text:span><text:span text:style-name="Oconsole"><text:span text:style-name="T36">-</text:span></text:span><text:span text:style-name="Oconsole"><text:span text:style-name="T37">c CDI1,CDI2</text:span></text:span></text:p>
      <text:p text:style-name="P44"/>
      <text:p text:style-name="P45">export <text:span text:style-name="T34">MGD file file <text:s/>to multi-stations ODV file using XXX as local CDI ID</text:span></text:p>
      <text:p text:style-name="P45"><text:span text:style-name="Oconsole">java -jar octopus.jar <text:s/></text:span><text:span text:style-name="Oconsole"><text:span text:style-name="T41">-i /home/input/</text:span></text:span><text:span text:style-name="Oconsole"><text:span text:style-name="T43">mgd81</text:span></text:span><text:span text:style-name="Oconsole"><text:span text:style-name="T41">.</text:span></text:span><text:span text:style-name="Oconsole"><text:span text:style-name="T42">mgd77</text:span></text:span><text:span text:style-name="Oconsole"> </text:span><text:span text:style-name="Oconsole"><text:span text:style-name="T45">-o /home/out/export</text:span></text:span><text:span text:style-name="Oconsole"><text:span text:style-name="T48">ODV1and2.txt</text:span></text:span><text:span text:style-name="Oconsole"> </text:span><text:span text:style-name="Oconsole"><text:span text:style-name="T49">-f </text:span></text:span><text:span text:style-name="Oconsole"><text:span text:style-name="T52">odv</text:span></text:span><text:span text:style-name="Oconsole"><text:span text:style-name="T49"> </text:span></text:span><text:span text:style-name="Oconsole">-</text:span><text:span text:style-name="Oconsole"><text:span text:style-name="T35">l XXX</text:span>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Norma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DejaVu Sans" fo:font-family="'DejaVu Sans'" style:font-style-name="Book" style:font-family-generic="swiss" style:font-pitch="variable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Menu" style:family="text">
      <style:text-properties style:font-name="Cantarell" fo:font-family="Cantarell" style:font-style-name="Normal" style:font-pitch="variable" fo:font-size="13pt" style:font-size-asian="10.5pt"/>
    </style:style>
    <style:style style:name="Numbering_20_Symbols" style:display-name="Numbering Symbols" style:family="text"/>
    <style:style style:name="Oconsole" style:family="text">
      <style:text-properties style:font-name="Courier 10 Pitch" fo:font-family="'Courier 10 Pitch'" style:font-style-name="Normal" style:font-pitch="fixed" fo:font-size="10.5pt" officeooo:rsid="0061fc17"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11-24T17:47:55.615624099</meta:creation-date>
    <dc:date>2015-11-24T19:18:15.545249550</dc:date>
    <dc:creator>sophie bregent</dc:creator>
    <meta:editing-duration>PT1H24M46S</meta:editing-duration>
    <meta:editing-cycles>100</meta:editing-cycles>
    <meta:generator>LibreOffice/4.1.5.3$Linux_X86_64 LibreOffice_project/410m0$Build-3</meta:generator>
    <meta:document-statistic meta:table-count="1" meta:image-count="0" meta:object-count="1" meta:page-count="4" meta:paragraph-count="100" meta:word-count="715" meta:character-count="4245" meta:non-whitespace-character-count="35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aecf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aecf00" fo:font-weight="bold" style:font-weight-asian="bold" style:font-weight-complex="bold"/>
    </style:style>
    <style:style style:name="T3" style:family="text">
      <style:text-properties fo:color="#000000"/>
    </style:style>
  </office:automatic-styles>
  <office:body>
    <office:spreadsheet>
      <table:table table:name="Feuille6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6"/>
        <table:table-row table:style-name="ro1">
          <table:table-cell/>
          <table:table-cell table:style-name="ce1"/>
          <table:table-cell table:style-name="ce5" office:value-type="string" calcext:value-type="string" table:number-columns-spanned="2" table:number-rows-spanned="1">
            <text:p>ouput type</text:p>
          </table:table-cell>
          <table:covered-table-cell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mono</text:p>
          </table:table-cell>
          <table:table-cell office:value-type="string" calcext:value-type="string">
            <text:p>mult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input 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<text:span text:style-name="T1">output</text:span>/<text:span text:style-name="T2">cdi</text:span></text:p>
          </table:table-cell>
          <table:table-cell table:style-name="ce8" office:value-type="string" calcext:value-type="string">
            <text:p>output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directory</text:p>
          </table:table-cell>
          <table:table-cell office:value-type="string" calcext:value-type="string">
            <text:p><text:span text:style-name="T1">output</text:span><text:span text:style-name="T3">/</text:span><text:span text:style-name="T1">inputFileName</text:span>/<text:span text:style-name="T2">cdi</text:span></text:p>
          </table:table-cell>
          <table:table-cell table:style-name="ce7" office:value-type="string" calcext:value-type="string">
            <text:p><text:span text:style-name="T1">output</text:span>/<text:span text:style-name="T2">inputFileName</text:span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000-00-00T18:45:12.490434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